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1b9c" officeooo:paragraph-rsid="001b1b9c"/>
    </style:style>
    <style:style style:name="P2" style:family="paragraph" style:parent-style-name="Standard">
      <style:text-properties officeooo:paragraph-rsid="001c9fae"/>
    </style:style>
    <style:style style:name="P3" style:family="paragraph" style:parent-style-name="Standard">
      <style:text-properties officeooo:rsid="001cdf7b" officeooo:paragraph-rsid="001d92b5"/>
    </style:style>
    <style:style style:name="P4" style:family="paragraph" style:parent-style-name="Standard">
      <style:text-properties officeooo:rsid="001cdf7b" officeooo:paragraph-rsid="001f652f"/>
    </style:style>
    <style:style style:name="P5" style:family="paragraph" style:parent-style-name="Standard">
      <style:text-properties officeooo:rsid="001dc08f" officeooo:paragraph-rsid="0020a2c0"/>
    </style:style>
    <style:style style:name="P6" style:family="paragraph" style:parent-style-name="Standard">
      <style:text-properties officeooo:rsid="0021e7ae" officeooo:paragraph-rsid="0021e7ae"/>
    </style:style>
    <style:style style:name="P7" style:family="paragraph" style:parent-style-name="Standard">
      <style:text-properties officeooo:paragraph-rsid="0022525c"/>
    </style:style>
    <style:style style:name="P8" style:family="paragraph" style:parent-style-name="Standard">
      <style:text-properties officeooo:paragraph-rsid="00225332"/>
    </style:style>
    <style:style style:name="T1" style:family="text">
      <style:text-properties officeooo:rsid="001b1b9c"/>
    </style:style>
    <style:style style:name="T2" style:family="text">
      <style:text-properties officeooo:rsid="001c9fae"/>
    </style:style>
    <style:style style:name="T3" style:family="text">
      <style:text-properties officeooo:rsid="00225332"/>
    </style:style>
    <style:style style:name="T4" style:family="text">
      <style:text-properties officeooo:rsid="00238f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Ens adrecem a vostè,</text:span> [Nom del Governant],</text:p>
      <text:p text:style-name="P2"><text:span text:style-name="T1">[</text:span>Càrrec<text:span text:style-name="T1">] </text:span><text:span text:style-name="T2">de </text:span><text:span text:style-name="T1">[</text:span><text:span text:style-name="T2">Nom del Govern</text:span><text:span text:style-name="T1">]</text:span>,</text:p>
      <text:p text:style-name="Standard"/>
      <text:p text:style-name="P3">Presentació</text:p>
      <text:p text:style-name="Standard"/>
      <text:p text:style-name="Standard">La ciutadania de [Nom <text:span text:style-name="T1">Territori</text:span>] ens dirigim a vostè per expressar la nostra profunda preocupació davant l’agreujament del canvi climàtic. Els efectes són cada vegada més visibles: sequeres prolongades que afecten l’agricultura i el subministrament d’aigua, incendis forestals que posen en perill la biodiversitat i la salut de la població, així com fenòmens meteorològics extrems com tempestes i inundacions que generen greus danys materials i socials. Aquestes situacions ens recorden que l’emergència climàtica ja no és una qüestió futura, sinó una realitat que requereix accions immediates.</text:p>
      <text:p text:style-name="Standard"/>
      <text:p text:style-name="P3">Dades</text:p>
      <text:p text:style-name="Standard"/>
      <text:p text:style-name="Standard">Per il·lustrar la gravetat del problema, a continuació presentem un resum de dades climàtiques globals recents, que mostren com les condicions meteorològiques han canviat en els últims anys:</text:p>
      <text:p text:style-name="Standard"/>
      <text:p text:style-name="Standard">Indicador<text:tab/><text:tab/><text:tab/><text:tab/>Dada més recent<text:tab/><text:tab/><text:tab/>Font</text:p>
      <text:p text:style-name="Standard"/>
      <text:p text:style-name="Standard">Temperatura mitjana global<text:tab/>+1,36 °C (2023 vs 1880)<text:tab/><text:tab/>NASA </text:p>
      <text:p text:style-name="Standard"/>
      <text:p text:style-name="Standard">Nivell mitjà del mar<text:tab/><text:tab/><text:tab/>+21–24 cm (des de 1900)<text:tab/><text:tab/>NASA </text:p>
      <text:p text:style-name="Standard"/>
      <text:p text:style-name="Standard">Concentració de CO₂<text:tab/><text:tab/>423,9 ppm (2024)<text:tab/><text:tab/><text:tab/>OMM </text:p>
      <text:p text:style-name="Standard"/>
      <text:p text:style-name="Standard">Emissions globals de CO₂<text:tab/><text:tab/>37,4 Gt (2023)<text:tab/><text:tab/><text:tab/>AIE </text:p>
      <text:p text:style-name="Standard"/>
      <text:p text:style-name="Standard">Emissions per incendis<text:tab/><text:tab/>+9% (2024 vs 2023)<text:tab/><text:tab/>The Guardian </text:p>
      <text:p text:style-name="Standard"/>
      <text:p text:style-name="Standard">Aquestes xifres evidencien una tendència clara: augment progressiu de la temperatura, més dies de sequera i més incendis forestals, amb una disminució de la precipitació anual. Aquesta evolució posa en risc tant el nostre entorn com la salut i el benestar de la població.</text:p>
      <text:p text:style-name="Standard"/>
      <text:p text:style-name="P3">Petició</text:p>
      <text:p text:style-name="Standard"/>
      <text:p text:style-name="Standard">És fonamental que el seu govern assumeixi un lideratge clar en la lluita contra el canvi climàtic. La reducció urgent de les emissions de gasos d’efecte hivernacle és imprescindible, així com la transició cap a un model energètic basat en fonts renovables, com la solar, eòlica o hidroelèctrica, que minimitzin l’impacte ambiental i garanteixin una energia més neta i sostenible. A més, considerem essencial la protecció i restauració dels ecosistemes naturals, ja que boscos, aiguamolls i zones humides actuen com a reguladors del clima i refugi de la biodiversitat.</text:p>
      <text:p text:style-name="Standard"/>
      <text:p text:style-name="Standard">Demanem també que es prioritzi l’educació ambiental i la conscienciació ciutadana, ja que la participació activa de la població és clau per assolir els objectius de sostenibilitat. La creació de programes de formació, campanyes informatives i incentius per a pràctiques respectuoses amb el medi ambient poden marcar una diferència significativa en la nostra comunitat.</text:p>
      <text:p text:style-name="Standard"/>
      <text:p text:style-name="Standard"><text:soft-page-break/>Així mateix, ens agradaria conèixer quines accions concretes preveu el seu govern per assolir els objectius establerts pels acords internacionals, com l’Acord de París, i quins mecanismes de control i transparència es posaran en marxa per garantir que aquestes polítiques tinguin efectes reals i mesurables. La implicació dels governs locals i regionals, així com la col·laboració amb organitzacions civils i empreses compromeses amb la sostenibilitat, pot multiplicar l’impacte positiu de les mesures adoptades.</text:p>
      <text:p text:style-name="Standard"/>
      <text:p text:style-name="P4">Col·laboració</text:p>
      <text:p text:style-name="Standard"/>
      <text:p text:style-name="P7">Finalment, volem expressar la nostra voluntat de:</text:p>
      <text:p text:style-name="P7">Participar activament en qualsevol iniciativa que promogui un futur més verd i saludable.</text:p>
      <text:p text:style-name="P7">Aportar idees i col·laborar en projectes comunitaris.</text:p>
      <text:p text:style-name="P7">Difondre bones pràctiques per reduir la petjada ambiental de la societat.</text:p>
      <text:p text:style-name="P8">Fomentar una resposta a la crisi climàtica:</text:p>
      <text:p text:style-name="P8"><text:span text:style-name="T3">I</text:span>nclusiva</text:p>
      <text:p text:style-name="P8"><text:span text:style-name="T3">T</text:span>ransparent</text:p>
      <text:p text:style-name="P8"><text:span text:style-name="T3">A</text:span>mbiciosa</text:p>
      <text:p text:style-name="P7">Garantir la protecció del nostre entorn i el benestar de les generacions futures.</text:p>
      <text:p text:style-name="Standard"/>
      <text:p text:style-name="P5">Agraïment</text:p>
      <text:p text:style-name="Standard"/>
      <text:p text:style-name="Standard">Aprofitem l’avinentesa per agrair la seva atenció i esperem rebre una resposta properament, amb detalls sobre les mesures que el seu govern està adoptant i els plans previstos per intensificar l’acció climàtica en els pròxims anys.</text:p>
      <text:p text:style-name="Standard"/>
      <text:p text:style-name="P6">JUNTS PODEM!</text:p>
      <text:p text:style-name="Standard"/>
      <text:p text:style-name="Standard">Atentament,</text:p>
      <text:p text:style-name="P1">Quimet Ruipuig</text:p>
      <text:p text:style-name="Standard">En nom de la plataforma ciutadana Planeta Vi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9T15:32:50.944000000</meta:creation-date>
    <dc:date>2025-10-19T17:17:48.287000000</dc:date>
    <meta:editing-duration>PT1H21M5S</meta:editing-duration>
    <meta:editing-cycles>11</meta:editing-cycles>
    <meta:generator>LibreOffice/24.2.5.2$Windows_X86_64 LibreOffice_project/bffef4ea93e59bebbeaf7f431bb02b1a39ee8a59</meta:generator>
    <meta:document-statistic meta:table-count="0" meta:image-count="0" meta:object-count="0" meta:page-count="2" meta:paragraph-count="33" meta:word-count="552" meta:character-count="3640" meta:non-whitespace-character-count="3102"/>
  </office:meta>
</office:document-meta>
</file>